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3"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style>
    <style:style style:name="P4"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fo:background-color="transparent" style:font-size-asian="10.5pt" style:font-weight-asian="normal" style:font-size-complex="10.5pt" style:font-weight-complex="normal"/>
    </style:style>
    <style:style style:name="P5"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fo:background-color="transparent" style:font-size-asian="10.5pt" style:font-weight-asian="normal" style:font-size-complex="10.5pt" style:font-weight-complex="normal"/>
    </style:style>
    <style:style style:name="P6"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7" style:family="paragraph" style:parent-style-name="No_20_Spacing">
      <style:paragraph-properties fo:text-align="center" style:justify-single-word="false"/>
      <style:text-properties style:font-name="Georgia" fo:font-size="12pt" style:font-size-asian="12pt" style:font-name-complex="Times New Roman1" style:font-size-complex="12pt"/>
    </style:style>
    <style:style style:name="P8" style:family="paragraph" style:parent-style-name="Standard">
      <style:paragraph-properties fo:margin-left="0in" fo:margin-right="0in" fo:margin-top="0in" fo:margin-bottom="0in" fo:line-height="100%" fo:text-indent="0in" style:auto-text-indent="false"/>
    </style:style>
    <style:style style:name="P9" style:family="paragraph" style:parent-style-name="Standard">
      <style:paragraph-properties fo:margin-left="0in" fo:margin-right="0in" fo:margin-top="0in" fo:margin-bottom="0in" fo:line-height="100%" fo:text-indent="0in" style:auto-text-indent="false"/>
    </style:style>
    <style:style style:name="P10" style:family="paragraph" style:parent-style-name="Standard" style:list-style-name="">
      <style:paragraph-properties fo:margin-left="0in" fo:margin-right="0in" fo:margin-top="0in" fo:margin-bottom="0in" fo:line-height="100%" fo:text-indent="0in" style:auto-text-indent="false"/>
    </style:style>
    <style:style style:name="P11" style:family="paragraph" style:parent-style-name="Standard">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size-complex="10.5pt" style:font-weight-complex="normal"/>
    </style:style>
    <style:style style:name="P12" style:family="paragraph" style:parent-style-name="Standard">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4"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5" style:family="text">
      <style:text-properties style:font-name="Georgia" fo:language="none" fo:country="none" style:font-name-asian="Georgia" style:language-asian="none" style:country-asian="none" style:font-name-complex="Georgia" style:language-complex="none" style:country-complex="none"/>
    </style:style>
    <style:style style:name="T6"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7"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8" style:family="text">
      <style:text-properties style:font-name="Georgia" fo:font-size="10.5pt" fo:font-weight="bold" style:font-size-asian="10.5pt" style:font-weight-asian="bold" style:font-name-complex="Times New Roman1" style:font-size-complex="10.5pt"/>
    </style:style>
    <style:style style:name="T9" style:family="text">
      <style:text-properties style:font-name="Georgia" fo:font-size="10.5pt" style:font-size-asian="10.5pt" style:font-name-complex="Times New Roman1" style:font-size-complex="10.5pt"/>
    </style:style>
    <style:style style:name="T10" style:family="text">
      <style:text-properties style:font-name="Georgia" fo:language="en" fo:country="US" style:font-name-asian="Georgia" style:language-asian="none" style:country-asian="none" style:font-name-complex="Georgia" style:language-complex="none" style:country-complex="none"/>
    </style:style>
    <style:style style:name="T11" style:family="text">
      <style:text-properties fo:color="#545454" style:font-name="Georgia" fo:font-size="10pt" fo:language="none" fo:country="none" fo:font-style="italic" style:font-name-asian="Georgia" style:font-size-asian="10pt" style:language-asian="none" style:country-asian="none" style:font-style-asian="italic" style:font-name-complex="Georgia" style:font-size-complex="10pt" style:language-complex="none" style:country-complex="none" style:font-style-complex="italic"/>
    </style:style>
    <style:style style:name="T12" style:family="text">
      <style:text-properties fo:color="#545454" fo:font-size="10pt" fo:language="none" fo:country="none" fo:font-style="italic" style:font-name-asian="Georgia" style:font-size-asian="10pt" style:language-asian="none" style:country-asian="none" style:font-style-asian="italic" style:font-name-complex="Georgia" style:font-size-complex="10pt" style:language-complex="none" style:country-complex="none" style:font-style-complex="italic"/>
    </style:style>
    <style:style style:name="T13" style:family="text">
      <style:text-properties fo:color="#545454"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4" style:family="text">
      <style:text-properties fo:font-size="10pt" fo:language="none" fo:country="none" style:font-name-asian="Georgia" style:font-size-asian="10pt" style:language-asian="none" style:country-asian="none" style:font-name-complex="Georgia" style:font-size-complex="10pt" style:language-complex="none" style:country-complex="none"/>
    </style:style>
    <style:style style:name="T15" style:family="text">
      <style:text-properties fo:color="#802020" style:font-name="Georgia" fo:font-size="10pt" fo:language="none" fo:country="none" fo:font-weight="bold" style:font-name-asian="Georgia" style:font-size-asian="10pt" style:language-asian="none" style:country-asian="none" style:font-weight-asian="bold" style:font-name-complex="Georgia" style:font-size-complex="10pt" style:language-complex="none" style:country-complex="none" style:font-weight-complex="bold"/>
    </style:style>
    <style:style style:name="T16" style:family="text">
      <style:text-properties fo:color="#802020" style:font-name="Georgia" fo:font-size="10pt" fo:language="none" fo:country="none" fo:font-weight="normal" style:font-name-asian="Georgia" style:font-size-asian="10pt" style:language-asian="none" style:country-asian="none" style:font-weight-asian="normal" style:font-name-complex="Georgia" style:font-size-complex="10pt" style:language-complex="none" style:country-complex="none" style:font-weight-complex="normal"/>
    </style:style>
    <style:style style:name="T17" style:family="text">
      <style:text-properties fo:color="#802020" fo:font-size="10pt" fo:language="none" fo:country="none" fo:font-weight="bold" style:font-name-asian="Georgia" style:font-size-asian="10pt" style:language-asian="none" style:country-asian="none" style:font-weight-asian="bold" style:font-name-complex="Georgia" style:font-size-complex="10pt" style:language-complex="none" style:country-complex="none" style:font-weight-complex="bold"/>
    </style:style>
    <style:style style:name="T18" style:family="text">
      <style:text-properties fo:color="#802020"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9" style:family="text">
      <style:text-properties fo:color="#bf3030"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20" style:family="text">
      <style:text-properties fo:language="none" fo:country="none" style:font-name-asian="Georgia" style:language-asian="none" style:country-asian="none" style:font-name-complex="Georgia" style:language-complex="none" style:country-complex="none"/>
    </style:style>
    <style:style style:name="T21"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22" style:family="text">
      <style:text-properties fo:language="none" fo:country="none" fo:font-weight="bold" style:font-name-asian="Georgia" style:language-asian="none" style:country-asian="none" style:font-weight-asian="bold" style:font-name-complex="Georgia" style:language-complex="none" style:country-complex="none" style:font-weight-complex="bold"/>
    </style:style>
    <style:style style:name="T23" style:family="text">
      <style:text-properties fo:color="#000000" style:font-name="Georgia" fo:font-size="10.5pt" fo:font-weight="normal" style:font-size-asian="10.5pt" style:font-weight-asian="normal" style:font-name-complex="Times New Roman1" style:font-size-complex="10.5pt" style:font-weight-complex="normal"/>
    </style:style>
    <style:style style:name="T24"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5" style:family="text">
      <style:text-properties fo:color="#000000" style:font-name="Georgia" fo:font-size="10.5pt" fo:language="none" fo:country="none"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6"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27" style:family="text">
      <style:text-properties fo:color="#000000" style:font-name="Georgia" fo:font-size="10.5pt" fo:language="none" fo:country="none" style:text-underline-style="solid" style:text-underline-width="auto" style:text-underline-color="font-color"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8" style:family="text">
      <style:text-properties fo:color="#000000" style:font-name="Georgia" fo:font-size="10.5pt" fo:language="none" fo:country="none" style:text-underline-style="none"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9"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30" style:family="text">
      <style:text-properties fo:color="#000000" style:font-name="Georgia" fo:font-size="10pt" fo:language="none" fo:country="none" style:font-name-asian="Georgia" style:font-size-asian="10pt" style:language-asian="none" style:country-asian="none" style:font-name-complex="Georgia" style:font-size-complex="10pt" style:language-complex="none" style:country-complex="none"/>
    </style:style>
    <style:style style:name="T31" style:family="text">
      <style:text-properties fo:color="#000000" style:font-name="Georgia" fo:font-size="10pt" fo:language="none" fo:country="none" fo:font-weight="normal" style:font-name-asian="Georgia" style:font-size-asian="10pt" style:language-asian="none" style:country-asian="none" style:font-weight-asian="normal" style:font-name-complex="Georgia" style:font-size-complex="10pt" style:language-complex="none" style:country-complex="none" style:font-weight-complex="normal"/>
    </style:style>
    <style:style style:name="T32" style:family="text">
      <style:text-properties fo:color="#000000" style:font-name="Georgia" fo:font-size="10pt" fo:language="none" fo:country="none" fo:font-style="italic" style:font-name-asian="Georgia" style:font-size-asian="10pt" style:language-asian="none" style:country-asian="none" style:font-style-asian="italic" style:font-name-complex="Georgia" style:font-size-complex="10pt" style:language-complex="none" style:country-complex="none" style:font-style-complex="italic"/>
    </style:style>
    <style:style style:name="T33" style:family="text">
      <style:text-properties fo:color="#000000" style:text-position="super 58%" style:font-name="Georgia" fo:font-size="10.5pt" fo:language="none" fo:country="none" style:font-name-asian="Georgia" style:font-size-asian="10.5pt" style:language-asian="none" style:country-asian="none" style:font-name-complex="Georgia" style:font-size-complex="10.5pt"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Purpose of Sin</text:p>
      <text:p text:style-name="P7">or Being Pro-Choice</text:p>
      <text:p text:style-name="P1"><text:span text:style-name="T1">Read:</text:span><text:span text:style-name="T2"> Exodus 21:12-19</text:span></text:p>
      <text:p text:style-name="P2"/>
      <text:p text:style-name="P8"><text:span text:style-name="T8">Text:</text:span><text:span text:style-name="T23"> </text:span><text:span text:style-name="T28">II Kings 14:6</text:span><text:span text:style-name="T25"> “...every man shall be put to death for his own sin.”</text:span></text:p>
      <text:p text:style-name="P11"><text:span text:style-name="T2"/></text:p>
      <text:h text:style-name="P8" text:outline-level="3"><text:span text:style-name="T8">Introduction:</text:span><text:span text:style-name="T9"> </text:span><text:span text:style-name="T26">Genesis 2:17 says “But of the tree of the knowledge of good and evil, thou shalt not eat of it: for in the day that thou eatest thereof thou shalt surely die.” In the 9</text:span><text:span text:style-name="T33">th</text:span><text:span text:style-name="T26"> verse we are told that God planted this tree in the garden and in the 17</text:span><text:span text:style-name="T33">th</text:span><text:span text:style-name="T26"> verse they are forbidden to eat of it. The whole garden is filled with things, good to eat, so why would God put it there if He did not want the fruit eaten? Perhaps a better question is why would Adam and Eve want to eat of the one tree that is forbidden to them when there were hundreds of other options? The tree of Life was not off limits to them but there was no attempt to dine from its' fruit. They took and ate of the one fruit that promised death as an outcome.</text:span></text:h>
      <text:h text:style-name="P10" text:outline-level="3"><text:span text:style-name="T26"><text:s text:c="2"/>We could empty many of our prisons if we simply followed the Old Testament laws regarding executing lawbreakers. We read about a few of these sins.</text:span></text:h>
      <text:h text:style-name="P10" text:outline-level="3"><text:span text:style-name="T26"><text:s text:c="2"/></text:span><text:span text:style-name="T27">Exodus 21:12:</text:span><text:span text:style-name="T25"> “He that smiteth a man, so that he die, shall be surely put to death.” Murderers, to include all abortionists, would no longer be among us. Do you think that the death penalty (if executed speedily) would deter many from the taking of human life? </text:span></text:h>
      <text:h text:style-name="P10" text:outline-level="3"><text:span text:style-name="T25"><text:s text:c="2"/></text:span><text:span text:style-name="T27">Exodus 21:15:</text:span><text:span text:style-name="T25"> “...he that smiteth his father, or his mother, shall be surely put to death.” Domestic violence would all but disappear if this were carried out today.</text:span></text:h>
      <text:h text:style-name="P10" text:outline-level="3"><text:span text:style-name="T25"><text:s text:c="2"/></text:span><text:span text:style-name="T27">Exodus 21:16:</text:span><text:span text:style-name="T25"> “...he that stealeth a man, and selleth him, or if he be found in his hand, he shall surely be put to death. Kidnapping and slavery would, for the most part, dry up.</text:span></text:h>
      <text:h text:style-name="P10" text:outline-level="3"><text:span text:style-name="T25"><text:s text:c="2"/></text:span><text:span text:style-name="T27">Exodus 21:17:</text:span><text:span text:style-name="T25"> “...he that curseth his father, or his mother, shall surely be put to death.” Wouldn't foul and vulgar language be cleaned up if this were enforced? Paul said that disrespect for parents is a sign of the last days. </text:span></text:h>
      <text:h text:style-name="P10" text:outline-level="3"><text:span text:style-name="T25"><text:s text:c="2"/></text:span><text:span text:style-name="T27">Exodus 22:19:</text:span><text:span text:style-name="T25"> “Whosoever lieth with a beast shall...be put to death.” although not prevalent in America; this type of perversion is rampant in many other cultures and is growing in ours.</text:span></text:h>
      <text:p text:style-name="P5"><text:span text:style-name="T5"><text:s text:c="2"/></text:span><text:span text:style-name="T4">Leviticus 20:2:</text:span><text:span text:style-name="T5"> “...Whosoever </text:span><text:span text:style-name="T6">he be</text:span><text:span text:style-name="T5"> of the children of Israel, or of the strangers that sojourn in Israel, that giveth </text:span><text:span text:style-name="T6">any</text:span><text:span text:style-name="T5"> of his seed unto Molech; he shall surely be put to death...” Sacrificing a child to an idol is not something that we practice today (or is it?). Does it anger you to hear about a child left in a hot car unattended? Does it bother you to hear about a child taken from a home while they arrest the parents for operating a drug business out of their home? I say that is akin to letting our children alone while we try to grab the brass ring of life. How many children have been left to themselves so that our two job, two car, big house, big vacation family can keep up with the Jonses'? Not every situation of two job families is sin but some come awful close to offering our children to idols.</text:span></text:p>
      <text:p text:style-name="P5"><text:span text:style-name="T5"><text:s text:c="2"/></text:span><text:span text:style-name="T4">Leviticus 20:10:</text:span><text:span text:style-name="T5"> “...</text:span><text:span text:style-name="T6">he</text:span><text:span text:style-name="T5"> that committeth adultery with his </text:span><text:span text:style-name="T10">neighbor's</text:span><text:span text:style-name="T5"> wife, the adulterer and the adulteress shall surely be put to death.” doesn't this sound like a plan that will end </text:span><text:span text:style-name="T10">philandering?</text:span><text:span text:style-name="T5"> </text:span></text:p>
      <text:p text:style-name="P5"><text:span text:style-name="T5"><text:s text:c="2"/></text:span><text:span text:style-name="T4">Leviticus 20:27:</text:span><text:span text:style-name="T5"> “A man also or woman that hath a familiar spirit, or that is a wizard, shall surely be put to death...” This is God's answer to <text:s/>palm readers, Ouija boards and </text:span><text:span text:style-name="T10">seances. </text:span></text:p>
      <text:p text:style-name="P5"><text:span text:style-name="T10"><text:s text:c="2"/></text:span><text:span text:style-name="T4">Leviticus 24:16:</text:span><text:span text:style-name="T5"> “And he that blasphemeth the name of the LORD, he shall surely be put to death...” O how the language would change at work if death occurred when God's name was blasphemed. Both places that I work at would have to stock body bags to carry them out.</text:span></text:p>
      <text:p text:style-name="P5"><text:span text:style-name="T5"><text:s text:c="2"/></text:span><text:span text:style-name="T4">Numbers 1:51:</text:span><text:span text:style-name="T5"> “...when the tabernacle is to be pitched, the Levites shall set it up: and the stranger that cometh nigh shall be put to death.” If all of the false preachers were put to death, in the pulpit, this morning, there would be a lot of 911 calls from churches all over the world.</text:span></text:p>
      <text:p text:style-name="P4"><text:span text:style-name="T5"><text:s text:c="2"/></text:span><text:span text:style-name="T4">II Chronicles 15:13</text:span><text:span text:style-name="T5">: “That whosoever would not seek the LORD God of Israel should be put to death...” With this one all of us are in trouble.</text:span></text:p>
      <text:p text:style-name="P4"><text:span text:style-name="T7"/></text:p>
      <text:p text:style-name="P4"><text:span text:style-name="T7">Conclude:</text:span><text:span text:style-name="T5"> <text:s/></text:span><text:span text:style-name="T4">Romans 1:32:</text:span><text:span text:style-name="T5"> Speaking of the sin of homosexuality; Paul says: “Who knowing the judgment of God, that they which commit such things are worthy of death, not only do the same, but have pleasure in them that do them.” We live in a world where sinning people are shaking their fist in the face of God and telling Him to get off of their back.</text:span></text:p>
      <text:p text:style-name="P4"><text:span text:style-name="T5"><text:s text:c="2"/>The idea that a man is unsatisfied with his maleness and a woman believes that she should be a man comes from the father of lies. It is his way of convincing our generation that God himself was wrong to make us as He did. Mankind is calling God a liar. Mankind is exalting himself above God. Mankind, knowingly, sins with pleasure and dared God to do anything. </text:span></text:p>
      <text:p text:style-name="P3"><text:span text:style-name="T25"><text:s text:c="2"/>What is the purpose of sin? James 1:15 tells us the answer: “...sin, when it is finished, bringeth forth death.” In </text:span><text:span text:style-name="T24">John 10:10</text:span><text:span text:style-name="T26"> we read: “The thief cometh not, but for to steal, and to kill, and to destroy: I am come that they might have life, and that they might have </text:span><text:span text:style-name="T29">it</text:span><text:span text:style-name="T26"> more abundantly.”</text:span></text:p>
      <text:p text:style-name="P4"><text:span text:style-name="T5"><text:s text:c="3"/>Is there any sin that is troubling you today? Wouldn't you like to deal with it? Deuteronomy 30:19: “...I have set before you life and death, blessing and cursing: therefore choose life, that...thou...may live.”</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0</meta:editing-cycles>
    <meta:creation-date>2014-03-28T17:34:00</meta:creation-date>
    <dc:date>2017-11-18T16:07:18.03</dc:date>
    <meta:editing-duration>PT6M59S</meta:editing-duration>
    <meta:generator>OpenOffice/4.1.3$Win32 OpenOffice.org_project/413m1$Build-9783</meta:generator>
    <meta:document-statistic meta:table-count="0" meta:image-count="0" meta:object-count="0" meta:page-count="1" meta:paragraph-count="21" meta:word-count="958" meta:character-count="51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